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h text:style-name="P9" text:outline-level="1">Draft Sale Order</text:h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h text:style-name="P9" text:outline-level="1">Quotation N°: <text:placeholder text:placeholder-type="text">&lt;sal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9" text:outline-level="1">Sale Order N°: <text:placeholder text:placeholder-type="text">&lt;sal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P10" text:outline-level="2"><text:placeholder text:placeholder-type="text">&lt;/for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for each="line in line.description.split('\n')"&gt;</text:placeholder></text:h>
            <text:h text:style-name="Heading_20_2" text:outline-level="2"><text:placeholder text:placeholder-type="text">&lt;line&gt;</text:placeholder></text:h>
            <text:h text:style-name="Heading_20_2" text:outline-level="2"><text:placeholder text:placeholder-type="text">&lt;/for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07T15:28:22</meta:creation-date>
    <dc:date>2009-01-10T16:03:3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9" meta:word-count="22" meta:character-count="203"/>
  </office:meta>
</office:document-meta>
</file>